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fo:language="en" fo:country="GB" fo:font-weight="bold" style:font-weight-asian="bold" style:font-weight-complex="bold"/>
    </style:style>
    <style:style style:name="P2" style:family="paragraph" style:parent-style-name="Standard">
      <style:paragraph-properties fo:margin-left="0cm" fo:margin-right="0cm" fo:orphans="2" fo:widows="2" fo:text-indent="0cm" style:auto-text-indent="false"/>
      <style:text-properties fo:language="en" fo:country="GB" fo:font-weight="normal" officeooo:rsid="000ac8c0" officeooo:paragraph-rsid="000c2634" style:font-weight-asian="normal" style:font-weight-complex="normal"/>
    </style:style>
    <style:style style:name="P3" style:family="paragraph" style:parent-style-name="Standard">
      <style:paragraph-properties fo:margin-left="0cm" fo:margin-right="0cm" fo:orphans="2" fo:widows="2" fo:text-indent="0cm" style:auto-text-indent="false"/>
      <style:text-properties fo:language="en" fo:country="GB" fo:font-weight="normal" officeooo:rsid="000c2634" officeooo:paragraph-rsid="000c2634" style:font-weight-asian="normal" style:font-weight-complex="normal"/>
    </style:style>
    <style:style style:name="P4" style:family="paragraph" style:parent-style-name="Standard">
      <style:paragraph-properties fo:margin-left="0cm" fo:margin-right="0cm" fo:orphans="2" fo:widows="2" fo:text-indent="0cm" style:auto-text-indent="false"/>
      <style:text-properties fo:language="en" fo:country="GB" fo:font-weight="normal" officeooo:rsid="000ec8f4" officeooo:paragraph-rsid="000ec8f4" style:font-weight-asian="normal" style:font-weight-complex="normal"/>
    </style:style>
    <style:style style:name="P5" style:family="paragraph" style:parent-style-name="Standard">
      <style:paragraph-properties fo:margin-left="0cm" fo:margin-right="0cm" fo:orphans="2" fo:widows="2" fo:text-indent="0cm" style:auto-text-indent="false"/>
      <style:text-properties fo:language="en" fo:country="GB" fo:font-weight="normal" officeooo:rsid="00104857" officeooo:paragraph-rsid="00104857" style:font-weight-asian="normal" style:font-weight-complex="normal"/>
    </style:style>
    <style:style style:name="P6" style:family="paragraph" style:parent-style-name="Standard">
      <style:paragraph-properties fo:margin-left="0cm" fo:margin-right="0cm" fo:orphans="2" fo:widows="2" fo:text-indent="0cm" style:auto-text-indent="false"/>
      <style:text-properties fo:language="en" fo:country="GB" fo:font-weight="normal" officeooo:rsid="00104857" officeooo:paragraph-rsid="0015071e" style:font-weight-asian="normal" style:font-weight-complex="normal"/>
    </style:style>
    <style:style style:name="T1" style:family="text">
      <style:text-properties fo:font-variant="normal" fo:text-transform="none" fo:color="#222222" loext:opacity="100%" style:font-name="Arial" fo:font-size="12pt" fo:letter-spacing="normal" fo:font-style="normal"/>
    </style:style>
    <style:style style:name="T2" style:family="text">
      <style:text-properties fo:font-variant="normal" fo:text-transform="none" fo:color="#222222" loext:opacity="100%" style:font-name="Arial" fo:font-size="12pt" fo:letter-spacing="normal" fo:font-style="normal" officeooo:rsid="000c2634"/>
    </style:style>
    <style:style style:name="T3" style:family="text">
      <style:text-properties fo:font-variant="normal" fo:text-transform="none" fo:color="#222222" loext:opacity="100%" style:font-name="Arial" fo:font-size="12pt" fo:letter-spacing="normal" fo:font-style="normal" officeooo:rsid="00104857"/>
    </style:style>
    <style:style style:name="T4" style:family="text">
      <style:text-properties fo:font-variant="normal" fo:text-transform="none" fo:color="#222222" loext:opacity="100%" style:font-name="Arial" fo:font-size="12pt" fo:letter-spacing="normal" fo:font-style="normal" officeooo:rsid="00110e86"/>
    </style:style>
    <style:style style:name="T5" style:family="text">
      <style:text-properties fo:font-variant="normal" fo:text-transform="none" fo:color="#222222" loext:opacity="100%" style:font-name="Arial" fo:font-size="12pt" fo:letter-spacing="normal" fo:font-style="normal" officeooo:rsid="00112301"/>
    </style:style>
    <style:style style:name="T6" style:family="text">
      <style:text-properties fo:font-variant="normal" fo:text-transform="none" fo:color="#222222" loext:opacity="100%" style:font-name="Arial" fo:font-size="12pt" fo:letter-spacing="normal" fo:font-style="normal" officeooo:rsid="001224d0"/>
    </style:style>
    <style:style style:name="T7" style:family="text">
      <style:text-properties fo:font-variant="normal" fo:text-transform="none" fo:color="#222222" loext:opacity="100%" style:font-name="Arial" fo:font-size="12pt" fo:letter-spacing="normal" fo:font-style="normal" officeooo:rsid="0012791e"/>
    </style:style>
    <style:style style:name="T8" style:family="text">
      <style:text-properties fo:font-variant="normal" fo:text-transform="none" fo:color="#222222" loext:opacity="100%" style:font-name="Arial" fo:font-size="12pt" fo:letter-spacing="normal" fo:font-style="normal" officeooo:rsid="0015071e"/>
    </style:style>
    <style:style style:name="T9" style:family="text">
      <style:text-properties fo:font-variant="normal" fo:text-transform="none" fo:color="#222222" loext:opacity="100%" style:font-name="Arial" fo:font-size="12pt" fo:letter-spacing="normal" fo:font-style="normal" officeooo:rsid="001626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2.3 : Plugin Software for ROS-based Navigation Stacks to control Robot</text:span><text:line-break/><text:span text:style-name="T1">Attitude in Social Environments</text:span></text:p>
      <text:p text:style-name="P1"><text:span text:style-name="T1"/></text:p>
      <text:p text:style-name="P2"><text:span text:style-name="T1"/></text:p>
      <text:p text:style-name="P4"><text:span text:style-name="T1">For this deliverable, a software package was developed for a pre-existing robot designed to operate in an healthcare facility setting. While the main goal of this robot is to collaborate in logistics and delivering packages (test samples, medicines, medical </text:span><text:span text:style-name="T8">supplies</text:span><text:span text:style-name="T1">, etc), it will navigate and execute tasks in an environment with co-workers, medical staff, patients and visitors. In order to improve how people perceive it, implementation of </text:span><text:span text:style-name="T3">acceptable social behaviours is necessary.</text:span></text:p>
      <text:p text:style-name="P4"><text:span text:style-name="T3"/></text:p>
      <text:p text:style-name="P5"><text:span text:style-name="T1">The software in LINK is part of a ROS2 workspace implementation for this robot. </text:span><text:span text:style-name="T4">It contains a package for people detection, the definition of missions and some navigation parameters. </text:span><text:span text:style-name="T5">When used alongside with robot drivers </text:span><text:span text:style-name="T6">for </text:span><text:span text:style-name="T7">autonomous</text:span><text:span text:style-name="T6"> operation as well as interface control (display images or animations, play sounds, control lights), it enables the robot to perform social interactions and express intent.</text:span></text:p>
      <text:p text:style-name="P5"><text:span text:style-name="T6"/></text:p>
      <text:p text:style-name="P5"><text:span text:style-name="T6">- </text:span><text:span text:style-name="T7">When following a planned path, the robot will replan it’s path if there are unexpected obstacles in the way. This replanning takes in account if the obstacles are people by moving the robot further from them in order to avoid breaching personal spaces.</text:span></text:p>
      <text:p text:style-name="P5"><text:span text:style-name="T8">- When the robot arrives at a location to perform a delivery or receive supplies, it will perform a “Ready” interaction, where the lights </text:span><text:span text:style-name="T9">turn blue and plays a “ready” sound.</text:span></text:p>
      <text:p text:style-name="P5"><text:span text:style-name="T8">- When the robot makes a successful delivery, it will perform the “Successfull delivery” interaction, where the head lights are changed to green and a “happy” sound is played.</text:span></text:p>
      <text:p text:style-name="P6"><text:span text:style-name="T7">- If the robot find the path is blocked by people, it will </text:span><text:span text:style-name="T8">trigger the “Ask for passage” interaction. The robot will change the base and head lights to red, it will animate the eyes to “look” at the closest person and play sounds to get people’s attention and request to stand aside and give passage.</text:span></text:p>
      <text:p text:style-name="P6"><text:span text:style-name="T8"/></text:p>
      <text:p text:style-name="P4"><text:span text:style-name="T1"/></text:p>
      <text:p text:style-name="P2"><text:span text:style-name="T7">Two examples of these </text:span><text:span text:style-name="T1">simple yet essencial interactions were recorded in the video available at []. </text:span></text:p>
      <text:p text:style-name="P2"><text:span text:style-name="T1">The first interaction shows the robot replanning it’s route in order to avoid two people who gathered in his path. In addition, it is possible </text:span><text:span text:style-name="T2">to create paths that are further away from detected people than from other obstacles, in order to avoid breaching personal spaces.</text:span></text:p>
      <text:p text:style-name="P3"><text:span text:style-name="T2">T</text:span><text:span text:style-name="T1">he second interaction is the response to a greeting from a passing colleague, displaying the ability to engage in social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5T11:02:00.402680392</meta:creation-date>
    <dc:date>2025-01-15T13:42:06.901067828</dc:date>
    <meta:editing-duration>PT13M43S</meta:editing-duration>
    <meta:editing-cycles>2</meta:editing-cycles>
    <meta:generator>LibreOffice/7.3.7.2$Linux_X86_64 LibreOffice_project/30$Build-2</meta:generator>
    <meta:document-statistic meta:table-count="0" meta:image-count="0" meta:object-count="0" meta:page-count="1" meta:paragraph-count="10" meta:word-count="391" meta:character-count="2395" meta:non-whitespace-character-count="2012"/>
  </office:meta>
</office:document-meta>
</file>